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paniały Dawco miłości,</text:span><text:span text:style-name="T1"><text:line-break/></text:span><text:span text:style-name="T1">Składamy na Twoim stole,</text:span><text:span text:style-name="T1"><text:line-break/></text:span><text:span text:style-name="T1">Wszystko, co mamy,</text:span><text:span text:style-name="T1"><text:line-break/></text:span><text:span text:style-name="T1">Wszystko, co mamy,</text:span><text:span text:style-name="T1"><text:line-break/></text:span><text:span text:style-name="T1">Choć i tak</text:span><text:span text:style-name="T1"><text:line-break/></text:span><text:span text:style-name="T1">to od wieków jest Tw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spaniały Dawco miłości,</text:span><text:span text:style-name="T1"><text:line-break/></text:span><text:span text:style-name="T1">Składamy na Twoim stole,</text:span><text:span text:style-name="T1"><text:line-break/></text:span><text:span text:style-name="T1">Radość i szczęście,</text:span><text:span text:style-name="T1"><text:line-break/></text:span><text:span text:style-name="T1">Trudy i znoje,</text:span><text:span text:style-name="T1"><text:line-break/></text:span><text:span text:style-name="T1">Choć i tak</text:span><text:span text:style-name="T1"><text:line-break/></text:span><text:span text:style-name="T1">to od wieków jest Twoje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7-05-20T13:48:28</meta:creation-date>
    <dc:date>2014-10-04T14:58:57.99</dc:date>
    <dc:language>pl-PL</dc:language>
    <meta:editing-cycles>9</meta:editing-cycles>
    <meta:editing-duration>PT4M58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